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139cm" fo:min-width="4.41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2.303cm" fo:min-width="7.48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2.417cm" fo:min-width="4.828cm"/>
    </style:style>
    <style:style style:name="gr5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2cm" fo:min-width="5.349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2" style:family="text">
      <style:text-properties fo:color="#000000" style:font-name="Courier New1" fo:font-size="10pt" style:text-underline-style="none" fo:font-weight="normal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16cm" svg:height="1.389cm" svg:x="10.989cm" svg:y="3.54cm">
          <text:p text:style-name="P1"><text:span text:style-name="T1">Storable &lt;&lt;interface&gt;&gt;</text:span></text:p>
          <text:p text:style-name="P1"><text:span text:style-name="T1">store(c: DBConnection)</text:span></text:p>
          <text:p text:style-name="P1"><text:span text:style-name="T1">load(c: DBConn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975cm" svg:y1="4.027cm" svg:x2="15.89cm" svg:y2="4.027cm">
          <text:p/>
        </draw:line>
        <draw:custom-shape draw:style-name="gr3" draw:text-style-name="P2" xml:id="id1" draw:id="id1" draw:layer="layout" svg:width="7.986cm" svg:height="2.553cm" svg:x="2.419cm" svg:y="5.94cm">
          <text:p text:style-name="P1"><text:span text:style-name="T1">+Runner</text:span></text:p>
          <text:p text:style-name="P1"><text:span text:style-name="T1">-name: String</text:span></text:p>
          <text:p text:style-name="P1"><text:span text:style-name="T1">-gender: String</text:span></text:p>
          <text:p text:style-name="P1"><text:span text:style-name="T2">+registerFor(r: Race): int</text:span></text:p>
          <text:p text:style-name="P1"><text:span text:style-name="T2">+store(c: DBConnection)</text:span></text:p>
          <text:p text:style-name="P1"><text:span text:style-name="T2">+load(c: DBConn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397cm" svg:y1="7.221cm" svg:x2="10.381cm" svg:y2="7.221cm">
          <text:p/>
        </draw:line>
        <draw:line draw:style-name="gr2" draw:text-style-name="P3" draw:layer="layout" svg:x1="2.421cm" svg:y1="6.429cm" svg:x2="10.405cm" svg:y2="6.429cm">
          <text:p/>
        </draw:line>
        <draw:custom-shape draw:style-name="gr4" draw:text-style-name="P2" xml:id="id3" draw:id="id3" draw:layer="layout" svg:width="5.328cm" svg:height="2.667cm" svg:x="12.69cm" svg:y="6.08cm">
          <text:p text:style-name="P1"><text:span text:style-name="T1">+Race</text:span></text:p>
          <text:p text:style-name="P1"><text:span text:style-name="T1">-date: Date</text:span></text:p>
          <text:p text:style-name="P1"><text:span text:style-name="T1">-loc: String</text:span></text:p>
          <text:p text:style-name="P1"><text:span text:style-name="T1">-maxRunners: int</text:span></text:p>
          <text:p text:style-name="P1"><text:span text:style-name="T2">+store(c: DBConnection)</text:span></text:p>
          <text:p text:style-name="P1"><text:span text:style-name="T2">+load(c: DBConn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675cm" svg:y1="7.805cm" svg:x2="18.002cm" svg:y2="7.805cm">
          <text:p/>
        </draw:line>
        <draw:line draw:style-name="gr2" draw:text-style-name="P3" draw:layer="layout" svg:x1="12.691cm" svg:y1="6.604cm" svg:x2="18.018cm" svg:y2="6.604cm">
          <text:p/>
        </draw:line>
        <draw:connector draw:style-name="gr5" draw:text-style-name="P4" draw:layer="layout" draw:type="line" svg:x1="6.412cm" svg:y1="5.94cm" svg:x2="10.989cm" svg:y2="4.234cm" draw:start-shape="id1" draw:start-glue-point="0" draw:end-shape="id2" svg:d="M6412 5940l4577-1706" svg:viewBox="0 0 4578 1707">
          <text:p/>
        </draw:connector>
        <draw:connector draw:style-name="gr5" draw:text-style-name="P4" draw:layer="layout" draw:type="line" svg:x1="15.354cm" svg:y1="6.08cm" svg:x2="13.447cm" svg:y2="4.929cm" draw:start-shape="id3" draw:start-glue-point="0" draw:end-shape="id2" draw:end-glue-point="2" svg:d="M15354 6080l-1907-1151" svg:viewBox="0 0 1908 1152">
          <text:p/>
        </draw:connector>
        <draw:custom-shape draw:style-name="gr6" draw:text-style-name="P2" xml:id="id4" draw:id="id4" draw:layer="layout" svg:width="5.849cm" svg:height="0.97cm" svg:x="3.175cm" svg:y="3.159cm">
          <text:p text:style-name="P1"><text:span text:style-name="T1">Participant &lt;&lt;interface&gt;&gt;</text:span></text:p>
          <text:p text:style-name="P1"><text:span text:style-name="T1">registerFor(r: R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.159cm" svg:y1="3.607cm" svg:x2="9.006cm" svg:y2="3.607cm">
          <text:p/>
        </draw:line>
        <draw:connector draw:style-name="gr5" draw:text-style-name="P4" draw:layer="layout" draw:type="line" svg:x1="6.412cm" svg:y1="5.94cm" svg:x2="6.099cm" svg:y2="4.129cm" draw:start-shape="id1" draw:end-shape="id4" svg:d="M6412 5940l-313-1811" svg:viewBox="0 0 314 18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7T18:56:54.012192726</dc:date>
    <meta:editing-duration>PT1H14M</meta:editing-duration>
    <meta:editing-cycles>20</meta:editing-cycles>
    <meta:document-statistic meta:object-count="13"/>
  </office:meta>
</office:document-meta>
</file>